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20" draw:style-name="gr1" svg:width="5.0213in" svg:height="2.6874in" svg:x="7.4587in" svg:y="3.1512in">
            <draw:object draw:notify-on-update-of-ranges="Sheet1.A1:Sheet1.C1 Sheet1.A3:Sheet1.C3 Sheet1.A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center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center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6.827cm" xlink:href=".." xlink:type="simple" chart:class="chart:area" chart:row-mapping="1 0" chart:style-name="ch1">
        <chart:legend chart:legend-position="end" svg:x="11.127cm" svg:y="2.865cm" style:legend-expansion="high" chart:style-name="ch2"/>
        <chart:plot-area chart:style-name="ch3" table:cell-range-address="Sheet1.A1:Sheet1.C3" chart:data-source-has-labels="row" svg:x="0.705cm" svg:y="0.679cm" svg:width="9.912cm" svg:height="5.592cm">
          <chartooo:coordinate-region svg:x="1.141cm" svg:y="0.878cm" svg:width="9.077cm" svg:height="4.746cm"/>
          <chart:axis chart:dimension="x" chart:name="primary-x" chart:style-name="ch4" chartooo:axis-type="auto">
            <chartooo:date-scale/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C3" chart:class="chart:area">
            <chart:data-point chart:repeated="3"/>
          </chart:series>
          <chart:series chart:style-name="ch8" chart:values-cell-range-address="Sheet1.A2:Sheet1.C2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A1:Sheet1.C1</svg:desc>
                </draw:g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3:Sheet1.C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C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